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table:align="margins" fo:keep-with-next="always"/>
    </style:style>
    <style:style style:name="表格1.A" style:family="table-column">
      <style:table-column-properties style:column-width="2.429cm" style:rel-column-width="9362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G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Heading_20_2">
      <style:text-properties style:language-asian="zh" style:country-asian="CN"/>
    </style:style>
    <style:style style:name="P3" style:family="paragraph" style:parent-style-name="Table_20_Contents">
      <style:text-properties style:language-asian="zh" style:country-asian="CN"/>
    </style:style>
    <style:style style:name="P4" style:family="paragraph" style:parent-style-name="Table_20_Contents">
      <style:paragraph-properties fo:text-align="center" style:justify-single-word="false"/>
      <style:text-properties fo:font-weight="bold" style:language-asian="zh" style:country-asian="CN" style:font-weight-asian="bold" style:font-weight-complex="bold"/>
    </style:style>
    <style:style style:name="T1" style:family="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h text:style-name="Heading_20_1" text:outline-level="1">Oh Captain! My Captain!</text:h>
      <text:p text:style-name="P1">O Captain! my Captain! our fearful trip is done;</text:p>
      <text:p text:style-name="P1">The ship has weathered every rack, the prize we sought is won;</text:p>
      <text:p text:style-name="P1">The port is near, the bells I hear, the people all exulting,</text:p>
      <text:p text:style-name="P1">While follow eyes the steady keel, the vessel grim and daring:</text:p>
      <text:p text:style-name="P1">But O heart! heart! heart!</text:p>
      <text:p text:style-name="P1">O the bleeding drops of red,</text:p>
      <text:p text:style-name="P1">Where on the deck my Captain lies,</text:p>
      <text:p text:style-name="P1">Fallen cold and dead.</text:p>
      <text:p text:style-name="P1"/>
      <text:p text:style-name="P1">O Captain! my Captain! rise up and hear the bells;</text:p>
      <text:p text:style-name="P1">Rise up—for you the flag is flung—for you the bugle trills;</text:p>
      <text:p text:style-name="P1">For you bouquets and ribboned wreaths—for you the shores a-crowding;</text:p>
      <text:p text:style-name="P1">For you they call, the swaying mass, their eager faces turning;</text:p>
      <text:p text:style-name="P1">Here Captain! dear father!</text:p>
      <text:p text:style-name="P1">This arm beneath your head;</text:p>
      <text:p text:style-name="P1">It is some dream that on the deck,</text:p>
      <text:p text:style-name="P1">You've fallen cold and dead.</text:p>
      <text:p text:style-name="P1"/>
      <text:p text:style-name="P1">My Captain does not answer, his lips are pale and still;</text:p>
      <text:p text:style-name="P1">My father does not feel my arm, he has no pulse nor will;</text:p>
      <text:p text:style-name="P1">The ship is anchored safe and sound, its voyage closed and done;</text:p>
      <text:p text:style-name="P1">From fearful trip, the victor ship, comes in with object won;</text:p>
      <text:p text:style-name="P1">Exult, O shores, and ring, O bells!</text:p>
      <text:p text:style-name="P1">But I, with mournful tread,</text:p>
      <text:p text:style-name="P1">Walk the deck my Captain lies,</text:p>
      <text:p text:style-name="P1">Fallen cold and dead.</text:p>
      <text:h text:style-name="P2" text:outline-level="2">Following a really nice table:</text:h>
      <table:table table:name="表格1" table:style-name="表格1">
        <table:table-column table:style-name="表格1.A" table:number-columns-repeated="7"/>
        <table:table-row>
          <table:table-cell table:style-name="表格1.A1" office:value-type="string">
            <text:p text:style-name="P4">Column1</text:p>
          </table:table-cell>
          <table:table-cell table:style-name="表格1.A1" office:value-type="string">
            <text:p text:style-name="P4">Column2</text:p>
          </table:table-cell>
          <table:table-cell table:style-name="表格1.A1" office:value-type="string">
            <text:p text:style-name="P4">Column3</text:p>
          </table:table-cell>
          <table:table-cell table:style-name="表格1.A1" office:value-type="string">
            <text:p text:style-name="P4">Column4</text:p>
          </table:table-cell>
          <table:table-cell table:style-name="表格1.A1" office:value-type="string">
            <text:p text:style-name="P4">Column5</text:p>
          </table:table-cell>
          <table:table-cell table:style-name="表格1.A1" office:value-type="string">
            <text:p text:style-name="P4">Column6</text:p>
          </table:table-cell>
          <table:table-cell table:style-name="表格1.G1" office:value-type="string">
            <text:p text:style-name="P4">Column7</text:p>
          </table:table-cell>
        </table:table-row>
        <table:table-row>
          <table:table-cell table:style-name="表格1.A2" office:value-type="string">
            <text:p text:style-name="P3">Text1</text:p>
          </table:table-cell>
          <table:table-cell table:style-name="表格1.A2" office:value-type="string">
            <text:p text:style-name="P3">Text2</text:p>
          </table:table-cell>
          <table:table-cell table:style-name="表格1.A2" office:value-type="string">
            <text:p text:style-name="P3">Text3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G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3">Text4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G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3">Text5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G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3">Text6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G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G2" office:value-type="string">
            <text:p text:style-name="Table_20_Contents"/>
          </table:table-cell>
        </table:table-row>
      </table:table>
      <text:p text:style-name="Table"/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5T20:10:38.19</meta:creation-date>
    <meta:editing-duration>PT2M30S</meta:editing-duration>
    <meta:editing-cycles>4</meta:editing-cycles>
    <meta:generator>LibreOffice/3.5$Windows_x86 LibreOffice_project/7e68ba2-a744ebf-1f241b7-c506db1-7d53735</meta:generator>
    <dc:title>Demo ODT Document</dc:title>
    <dc:date>2012-04-05T20:13:11.56</dc:date>
    <meta:document-statistic meta:table-count="1" meta:image-count="0" meta:object-count="0" meta:page-count="1" meta:paragraph-count="39" meta:word-count="221" meta:character-count="1179" meta:non-whitespace-character-count="997"/>
    <meta:user-defined meta:name="Info 2"/>
    <meta:user-defined meta:name="Info 3"/>
    <meta:user-defined meta:name="Info 4"/>
    <meta:user-defined meta:name="发行者">Sandwych Consulting Limited</meta:user-defined>
  </office:meta>
</office:document-meta>
</file>